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8.53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15.692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svg:stroke-color="#ff0000" draw:fill="none" draw:textarea-vertical-align="middle"/>
    </style:style>
    <style:style style:name="gr6" style:family="graphic" style:parent-style-name="objectwithoutfill">
      <style:graphic-properties svg:stroke-color="#ff0000" draw:marker-end="Arrowheads_20_3" draw:marker-end-width="0.3cm" draw:fill="none" draw:textarea-vertical-align="middle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0.703cm" fo:min-width="1.723cm"/>
      <style:paragraph-properties style:writing-mode="lr-tb"/>
    </style:style>
    <style:style style:name="gr8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38cm" svg:height="1.27cm" svg:x="0.962cm" svg:y="8.62cm">
          <text:p text:style-name="P1">Head shift =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0.962cm" svg:y="9.9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262cm" svg:y="9.9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662cm" svg:y="9.907cm">
          <text:p text:style-name="P1">Entry 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062cm" svg:y="9.907cm">
          <text:p text:style-name="P1">Entry 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362cm" svg:y="9.907cm">
          <text:p text:style-name="P1">Entry 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2.662cm" svg:y="9.907cm">
          <text:p text:style-name="P1">Entry 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5.062cm" svg:y="9.907cm">
          <text:p text:style-name="P1">Entry 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7.462cm" svg:y="9.907cm">
          <text:p text:style-name="P1">Entry 7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192cm" svg:height="1.27cm" svg:x="2.27cm" svg:y="6.397cm">
          <text:p text:style-name="P1">xas_split index==0 order==2 new_order==1 entry==xa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207cm" svg:y1="7.667cm" svg:x2="10.207cm" svg:y2="8.62cm">
          <text:p/>
        </draw:line>
        <draw:line draw:style-name="gr5" draw:text-style-name="P2" draw:layer="layout" svg:x1="9.572cm" svg:y1="10.842cm" svg:x2="9.572cm" svg:y2="13.382cm">
          <text:p/>
        </draw:line>
        <draw:line draw:style-name="gr5" draw:text-style-name="P2" draw:layer="layout" svg:x1="9.572cm" svg:y1="13.382cm" svg:x2="7.032cm" svg:y2="13.382cm">
          <text:p/>
        </draw:line>
        <draw:line draw:style-name="gr6" draw:text-style-name="P2" draw:layer="layout" svg:x1="7.015cm" svg:y1="13.382cm" svg:x2="7.015cm" svg:y2="10.842cm">
          <text:p/>
        </draw:line>
        <draw:custom-shape draw:style-name="gr7" draw:text-style-name="P4" draw:layer="layout" svg:width="2.223cm" svg:height="0.953cm" svg:x="5.127cm" svg:y="14.017cm">
          <text:p text:style-name="P3">xa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6.08cm" svg:y1="14.017cm" svg:x2="6.08cm" svg:y2="10.842cm">
          <text:p/>
        </draw:line>
        <draw:line draw:style-name="gr5" draw:text-style-name="P2" draw:layer="layout" svg:x1="5.172cm" svg:y1="10.842cm" svg:x2="5.172cm" svg:y2="13.382cm">
          <text:p/>
        </draw:line>
        <draw:line draw:style-name="gr5" draw:text-style-name="P2" draw:layer="layout" svg:x1="5.172cm" svg:y1="13.382cm" svg:x2="2.632cm" svg:y2="13.382cm">
          <text:p/>
        </draw:line>
        <draw:line draw:style-name="gr6" draw:text-style-name="P2" draw:layer="layout" svg:x1="2.615cm" svg:y1="13.382cm" svg:x2="2.615cm" svg:y2="10.842cm">
          <text:p/>
        </draw:line>
        <draw:custom-shape draw:style-name="gr7" draw:text-style-name="P4" draw:layer="layout" svg:width="2.223cm" svg:height="0.953cm" svg:x="0.727cm" svg:y="14.017cm">
          <text:p text:style-name="P3">xa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.68cm" svg:y1="14.017cm" svg:x2="1.68cm" svg:y2="10.84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4-04T07:54:40.750935824</dc:date>
    <meta:editing-duration>PT35M33S</meta:editing-duration>
    <meta:editing-cycles>5</meta:editing-cycles>
    <meta:generator>LibreOffice/7.3.7.2$Linux_X86_64 LibreOffice_project/30$Build-2</meta:generator>
    <meta:document-statistic meta:object-count="21"/>
  </office:meta>
</office:document-meta>
</file>